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0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0]&lt;&gt;&quot;&quot;;&quot;&quot;;[.G50])" office:value-type="float" office:value="12" calcext:value-type="float">
            <text:p>12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4]&lt;&gt;&quot;&quot;;&quot;&quot;;[.G54])" office:value-type="float" office:value="3" calcext:value-type="float">
            <text:p>3</text:p>
          </table:table-cell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6]&lt;&gt;&quot;&quot;;&quot;&quot;;[.G56])" office:value-type="float" office:value="4" calcext:value-type="float">
            <text:p>4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1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4" table:formula="of:=[.G56]" office:value-type="float" office:value="4" calcext:value-type="float">
            <text:p>4</text:p>
          </table:table-cell>
          <table:table-cell table:style-name="ce164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0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8]" office:value-type="float" office:value="1" calcext:value-type="float">
            <text:p>1</text:p>
          </table:table-cell>
          <table:table-cell table:style-name="ce101"/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0]&lt;&gt;&quot;&quot;;&quot;&quot;;[.G60])" office:value-type="float" office:value="2" calcext:value-type="float">
            <text:p>2</text:p>
          </table:table-cell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3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0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63]*[.AC63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8]&lt;&gt;&quot;&quot;;&quot;&quot;;[.G68])" office:value-type="float" office:value="25" calcext:value-type="float">
            <text:p>25</text:p>
          </table:table-cell>
          <table:table-cell table:style-name="ce144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1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70]&lt;&gt;&quot;&quot;;&quot;&quot;;[.G70])" office:value-type="float" office:value="1" calcext:value-type="float">
            <text:p>1</text:p>
          </table:table-cell>
          <table:table-cell table:style-name="ce144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1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3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0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3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0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5]*[.AC75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6]&lt;&gt;&quot;&quot;;&quot;&quot;;[.G76])" office:value-type="float" office:value="1" calcext:value-type="float">
            <text:p>1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6]*[.AC76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80]&lt;&gt;&quot;&quot;;&quot;&quot;;[.G80])" office:value-type="float" office:value="10" calcext:value-type="float">
            <text:p>10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1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1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0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0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3" table:formula="of:=[.G87]" office:value-type="float" office:value="2" calcext:value-type="float">
            <text:p>2</text:p>
          </table:table-cell>
          <table:table-cell table:style-name="ce164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1" calcext:value-type="float">
            <text:p>1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4" table:formula="of:=[.G88]=[.G89]" office:value-type="float" office:value="1" calcext:value-type="float">
            <text:p>1</text:p>
          </table:table-cell>
          <table:table-cell table:style-name="ce164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1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4" table:formula="of:=[.G90]" office:value-type="float" office:value="1" calcext:value-type="float">
            <text:p>1</text:p>
          </table:table-cell>
          <table:table-cell table:style-name="ce164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2" calcext:value-type="float">
            <text:p>2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1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0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1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1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1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0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0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0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1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0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1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4" table:formula="of:=[.G106]" office:value-type="float" office:value="2" calcext:value-type="float">
            <text:p>2</text:p>
          </table:table-cell>
          <table:table-cell table:style-name="ce164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0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3" table:formula="of:=[.G107]" office:value-type="float" office:value="4" calcext:value-type="float">
            <text:p>4</text:p>
          </table:table-cell>
          <table:table-cell table:style-name="ce164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14" calcext:value-type="float">
            <text:p>3,140</text:p>
          </table:table-cell>
          <table:table-cell table:style-name="ce101"/>
          <table:table-cell table:style-name="ce86" office:value-type="string" calcext:value-type="string">
            <text:p>OP27GSZ</text:p>
          </table:table-cell>
          <table:table-cell table:style-name="ce93" office:value-type="float" office:value="3.08" calcext:value-type="float">
            <text:p>3,080</text:p>
          </table:table-cell>
          <table:table-cell table:style-name="ce101"/>
          <table:table-cell table:style-name="ce86" office:value-type="string" calcext:value-type="string">
            <text:p>522-8304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024" calcext:value-type="float">
            <text:p>3,0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OP27GSZ</text:p>
          </table:table-cell>
          <table:table-cell table:style-name="ce125" office:value-type="float" office:value="1.55" calcext:value-type="float">
            <text:p>1,55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8]&lt;&gt;&quot;&quot;;&quot;&quot;;[.G108])" office:value-type="float" office:value="2" calcext:value-type="float">
            <text:p>2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0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3" table:formula="of:=[.G109]" office:value-type="float" office:value="2" calcext:value-type="float">
            <text:p>2</text:p>
          </table:table-cell>
          <table:table-cell table:style-name="ce164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1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0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3" table:formula="of:=[.G111]" office:value-type="float" office:value="1" calcext:value-type="float">
            <text:p>1</text:p>
          </table:table-cell>
          <table:table-cell table:style-name="ce164" table:formula="of:=[.AB111]*[.AC111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4]" office:value-type="float" office:value="3" calcext:value-type="float">
            <text:p>3</text:p>
          </table:table-cell>
          <table:table-cell table:style-name="ce101" table:formula="of:=IF([.Y114]&lt;&gt;&quot;&quot;;&quot;&quot;;[.G112])">
            <text:p/>
          </table:table-cell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4" table:formula="of:=[.G114]" office:value-type="float" office:value="3" calcext:value-type="float">
            <text:p>3</text:p>
          </table:table-cell>
          <table:table-cell table:style-name="ce164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6]&lt;&gt;&quot;&quot;;&quot;&quot;;[.G116])" office:value-type="float" office:value="2" calcext:value-type="float">
            <text:p>2</text:p>
          </table:table-cell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0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7]*[.AC117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3" table:formula="of:=[.G119]" office:value-type="float" office:value="1" calcext:value-type="float">
            <text:p>1</text:p>
          </table:table-cell>
          <table:table-cell table:style-name="ce164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0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1" calcext:value-type="float">
            <text:p>1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1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0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4" calcext:value-type="float">
            <text:p>4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0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0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3" table:formula="of:=[.G129]" office:value-type="float" office:value="4" calcext:value-type="float">
            <text:p>4</text:p>
          </table:table-cell>
          <table:table-cell table:style-name="ce164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30]&lt;&gt;&quot;&quot;;&quot;&quot;;[.G130])" office:value-type="float" office:value="2" calcext:value-type="float">
            <text:p>2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0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3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0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3" table:formula="of:=[.G135]" office:value-type="float" office:value="4" calcext:value-type="float">
            <text:p>4</text:p>
          </table:table-cell>
          <table:table-cell table:style-name="ce164" table:formula="of:=[.AB135]*[.AC135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1]=&quot;Power board&quot;;[.B141]*2;[.B1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0:.G141])" office:value-type="float" office:value="11" calcext:value-type="float">
            <text:p>11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2]&lt;&gt;&quot;&quot;;&quot;&quot;;[.G142])" office:value-type="float" office:value="11" calcext:value-type="float">
            <text:p>11</text:p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0]&lt;&gt;&quot;&quot;;MIN([.J142];[.M142];[.P142];[.T142];[.W142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2]*[.AC142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4]&lt;&gt;&quot;&quot;;&quot;&quot;;[.G144])" office:value-type="float" office:value="8" calcext:value-type="float">
            <text:p>8</text:p>
          </table:table-cell>
          <table:table-cell table:style-name="ce144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51" table:formula="of:=IF([.G144]&lt;&gt;&quot;&quot;;MIN([.J144];[.M144];[.P144];[.T144];[.W144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4]*[.AC144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45]" office:value-type="float" office:value="2" calcext:value-type="float">
            <text:p>2</text:p>
          </table:table-cell>
          <table:table-cell table:formula="of:=IF([.Y145]&lt;&gt;&quot;&quot;;&quot;&quot;;[.G145])">
            <text:p/>
          </table:table-cell>
          <table:table-cell table:style-name="ce143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50" table:formula="of:=IF([.G145]&lt;&gt;&quot;&quot;;MIN([.J145];[.M145];[.P145];[.T145];[.W145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45]*[.AC145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6]=&quot;Power board&quot;;[.B146]*2;[.B1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7]=&quot;Power board&quot;;[.B147]*2;[.B14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6:.G147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8]&lt;&gt;&quot;&quot;;&quot;&quot;;[.G148])" office:value-type="float" office:value="3" calcext:value-type="float">
            <text:p>3</text:p>
          </table:table-cell>
          <table:table-cell table:style-name="ce144" table:formula="of:=IF([.AB148]=[.J148];&quot;Farnell&quot;; IF([.AB148]=[.M148]; &quot;Digikey&quot;; IF([.AB148]=[.P148]; &quot;Mouser&quot;; IF([.AB148]=[.T148]; &quot;RS&quot;; IF([.AB148]=[.W148]; &quot;TME&quot;)))))" office:value-type="string" office:string-value="RS" calcext:value-type="string">
            <text:p>RS</text:p>
          </table:table-cell>
          <table:table-cell table:style-name="ce151" table:formula="of:=IF([.G148]&lt;&gt;&quot;&quot;;MIN([.J148];[.M148];[.P148];[.T148];[.W148]);&quot;&quot;)" office:value-type="currency" office:currency="EUR" office:value="0.26" calcext:value-type="currency">
            <text:p>0,260 €</text:p>
          </table:table-cell>
          <table:table-cell table:style-name="ce144" table:formula="of:=[.G148]" office:value-type="float" office:value="3" calcext:value-type="float">
            <text:p>3</text:p>
          </table:table-cell>
          <table:table-cell table:style-name="ce164" table:formula="of:=[.AB148]*[.AC148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50]&lt;&gt;&quot;&quot;;&quot;&quot;;[.G150])" office:value-type="float" office:value="2" calcext:value-type="float">
            <text:p>2</text:p>
          </table:table-cell>
          <table:table-cell table:style-name="ce144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1" table:formula="of:=IF([.G150]&lt;&gt;&quot;&quot;;MIN([.J150];[.M150];[.P150];[.T150];[.W150]);&quot;&quot;)" office:value-type="currency" office:currency="EUR" office:value="0.54" calcext:value-type="currency">
            <text:p>0,540 €</text:p>
          </table:table-cell>
          <table:table-cell table:style-name="ce144" table:formula="of:=[.G150]" office:value-type="float" office:value="2" calcext:value-type="float">
            <text:p>2</text:p>
          </table:table-cell>
          <table:table-cell table:style-name="ce164" table:formula="of:=[.AB150]*[.AC15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1]=&quot;Power board&quot;;[.B151]*2;[.B15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1:.G152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7" calcext:value-type="float">
            <text:p>7</text:p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0.1" calcext:value-type="currency">
            <text:p>0,100 €</text:p>
          </table:table-cell>
          <table:table-cell table:style-name="ce143" table:formula="of:=[.G153]" office:value-type="float" office:value="7" calcext:value-type="float">
            <text:p>7</text:p>
          </table:table-cell>
          <table:table-cell table:style-name="ce164" table:formula="of:=[.AB153]*[.AC153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5]=&quot;Power board&quot;;[.B155]*2;[.B15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5:.G157])" office:value-type="float" office:value="8" calcext:value-type="float">
            <text:p>8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8]&lt;&gt;&quot;&quot;;&quot;&quot;;[.G158])" office:value-type="float" office:value="8" calcext:value-type="float">
            <text:p>8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8]*[.AC15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60]" office:value-type="float" office:value="2" calcext:value-type="float">
            <text:p>2</text:p>
          </table:table-cell>
          <table:table-cell table:style-name="ce101" table:formula="of:=IF([.Y160]&lt;&gt;&quot;&quot;;&quot;&quot;;[.G160])">
            <text:p/>
          </table:table-cell>
          <table:table-cell table:style-name="ce144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1" table:formula="of:=IF([.G160]&lt;&gt;&quot;&quot;;MIN([.J160];[.M160];[.P160];[.T160];[.W160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60]*[.AC16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3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50" table:formula="of:=IF([.G161]&lt;&gt;&quot;&quot;;MIN([.J161];[.M161];[.P161];[.T161];[.W161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61]*[.AC16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2]=&quot;Power board&quot;;[.B162]*2;[.B162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62]&lt;&gt;&quot;&quot;;&quot;&quot;;[.G162])" office:value-type="float" office:value="4" calcext:value-type="float">
            <text:p>4</text:p>
          </table:table-cell>
          <table:table-cell table:style-name="ce144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1" table:formula="of:=IF([.G162]&lt;&gt;&quot;&quot;;MIN([.J162];[.M162];[.P162];[.T162];[.W162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2]*[.AC16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6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3]=&quot;Power board&quot;;[.B163]*2;[.B16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4]=&quot;Power board&quot;;[.B164]*2;[.B16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3:.G164])" office:value-type="float" office:value="15" calcext:value-type="float">
            <text:p>15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5]&lt;&gt;&quot;&quot;;&quot;&quot;;[.G165])" office:value-type="float" office:value="15" calcext:value-type="float">
            <text:p>15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50" table:formula="of:=IF([.G165]&lt;&gt;&quot;&quot;;MIN([.J165];[.M165];[.P165];[.T165];[.W165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65]*[.AC16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7]=&quot;Power board&quot;;[.B167]*2;[.B167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8]=&quot;Power board&quot;;[.B168]*2;[.B1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9]=&quot;Power board&quot;;[.B169]*2;[.B1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0]&lt;&gt;&quot;&quot;;&quot;&quot;;[.G170])" office:value-type="float" office:value="15" calcext:value-type="float">
            <text:p>15</text:p>
          </table:table-cell>
          <table:table-cell table:style-name="ce144" table:formula="of:=IF([.AB170]=[.J170];&quot;Farnell&quot;; IF([.AB170]=[.M170]; &quot;Digikey&quot;; IF([.AB170]=[.P170]; &quot;Mouser&quot;; IF([.AB170]=[.T170]; &quot;RS&quot;; IF([.AB170]=[.W170]; &quot;TME&quot;)))))" office:value-type="string" office:string-value="RS" calcext:value-type="string">
            <text:p>RS</text:p>
          </table:table-cell>
          <table:table-cell table:style-name="ce151" table:formula="of:=IF([.G170]&lt;&gt;&quot;&quot;;MIN([.J170];[.M170];[.P170];[.T170];[.W170]);&quot;&quot;)" office:value-type="currency" office:currency="EUR" office:value="0.007" calcext:value-type="currency">
            <text:p>0,007 €</text:p>
          </table:table-cell>
          <table:table-cell table:style-name="ce144" table:formula="of:=[.G170]" office:value-type="float" office:value="15" calcext:value-type="float">
            <text:p>15</text:p>
          </table:table-cell>
          <table:table-cell table:style-name="ce164" table:formula="of:=[.AB170]*[.AC170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72]&lt;&gt;&quot;&quot;;&quot;&quot;;[.G172])" office:value-type="float" office:value="4" calcext:value-type="float">
            <text:p>4</text:p>
          </table:table-cell>
          <table:table-cell table:style-name="ce144" table:formula="of:=IF([.AB172]=[.J172];&quot;Farnell&quot;; IF([.AB172]=[.M172]; &quot;Digikey&quot;; IF([.AB172]=[.P172]; &quot;Mouser&quot;; IF([.AB172]=[.T172]; &quot;RS&quot;; IF([.AB172]=[.W172]; &quot;TME&quot;)))))" office:value-type="string" office:string-value="Mouser" calcext:value-type="string">
            <text:p>Mouser</text:p>
          </table:table-cell>
          <table:table-cell table:style-name="ce151" table:formula="of:=IF([.G172]&lt;&gt;&quot;&quot;;MIN([.J172];[.M172];[.P172];[.T172];[.W172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72]*[.AC17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3]=&quot;Power board&quot;;[.B173]*2;[.B1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4]=&quot;Power board&quot;;[.B174]*2;[.B17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5]=&quot;Power board&quot;;[.B175]*2;[.B17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3:.G175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6]&lt;&gt;&quot;&quot;;&quot;&quot;;[.G176])" office:value-type="float" office:value="8" calcext:value-type="float">
            <text:p>8</text:p>
          </table:table-cell>
          <table:table-cell table:style-name="ce144" table:formula="of:=IF([.AB176]=[.J176];&quot;Farnell&quot;; IF([.AB176]=[.M176]; &quot;Digikey&quot;; IF([.AB176]=[.P176]; &quot;Mouser&quot;; IF([.AB176]=[.T176]; &quot;RS&quot;; IF([.AB176]=[.W176]; &quot;TME&quot;)))))" office:value-type="string" office:string-value="Farnell" calcext:value-type="string">
            <text:p>Farnell</text:p>
          </table:table-cell>
          <table:table-cell table:style-name="ce151" table:formula="of:=IF([.G176]&lt;&gt;&quot;&quot;;MIN([.J176];[.M176];[.P176];[.T176];[.W17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76]*[.AC17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8]=&quot;Power board&quot;;[.B178]*2;[.B17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9]=&quot;Power board&quot;;[.B179]*2;[.B1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0]=&quot;Power board&quot;;[.B180]*2;[.B180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8:.G180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1]&lt;&gt;&quot;&quot;;&quot;&quot;;[.G181])" office:value-type="float" office:value="43" calcext:value-type="float">
            <text:p>43</text:p>
          </table:table-cell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TME" calcext:value-type="string">
            <text:p>TME</text:p>
          </table:table-cell>
          <table:table-cell table:style-name="ce150" table:formula="of:=IF([.G181]&lt;&gt;&quot;&quot;;MIN([.J181];[.M181];[.P181];[.T181];[.W181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81]*[.AC181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4]=&quot;Power board&quot;;[.B184]*2;[.B18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3:.G184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7" calcext:value-type="float">
            <text:p>7</text:p>
          </table:table-cell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TME" calcext:value-type="string">
            <text:p>TME</text:p>
          </table:table-cell>
          <table:table-cell table:style-name="ce150" table:formula="of:=IF([.G185]&lt;&gt;&quot;&quot;;MIN([.J185];[.M185];[.P185];[.T185];[.W185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5]*[.AC18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7]&lt;&gt;&quot;&quot;;&quot;&quot;;[.G187])" office:value-type="float" office:value="1" calcext:value-type="float">
            <text:p>1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0" table:formula="of:=IF([.G187]&lt;&gt;&quot;&quot;;MIN([.J187];[.M187];[.P187];[.T187];[.W187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8]" office:value-type="float" office:value="1" calcext:value-type="float">
            <text:p>1</text:p>
          </table:table-cell>
          <table:table-cell table:style-name="ce101"/>
          <table:table-cell table:style-name="ce144" table:formula="of:=IF([.AB188]=[.J188];&quot;Farnell&quot;; IF([.AB188]=[.M188]; &quot;Digikey&quot;; IF([.AB188]=[.P188]; &quot;Mouser&quot;; IF([.AB188]=[.T188]; &quot;RS&quot;; IF([.AB188]=[.W188]; &quot;TME&quot;)))))" office:value-type="string" office:string-value="Mouser" calcext:value-type="string">
            <text:p>Mouser</text:p>
          </table:table-cell>
          <table:table-cell table:style-name="ce151" table:formula="of:=IF([.G188]&lt;&gt;&quot;&quot;;MIN([.J188];[.M188];[.P188];[.T188];[.W188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8]*[.AC18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21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6" calcext:value-type="float">
            <text:p>6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6" calcext:value-type="float">
            <text:p>6</text:p>
          </table:table-cell>
          <table:table-cell table:style-name="ce143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50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0]&lt;&gt;&quot;&quot;;&quot;&quot;;[.G190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90]&lt;&gt;&quot;&quot;;MIN([.J190];[.M190];[.P190];[.T190];[.W190])*[.G190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0]*[.AC19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1]=&quot;Power board&quot;;[.B191]*2;[.B19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2]=&quot;Power board&quot;;[.B192]*2;[.B19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1:.G193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4]&lt;&gt;&quot;&quot;;&quot;&quot;;[.G194])" office:value-type="float" office:value="14" calcext:value-type="float">
            <text:p>14</text:p>
          </table:table-cell>
          <table:table-cell table:style-name="ce144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51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94]*[.AC194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6]=&quot;Power board&quot;;[.B196]*2;[.B19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6:.G197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6" calcext:value-type="float">
            <text:p>6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51" table:formula="of:=IF([.G198]&lt;&gt;&quot;&quot;;MIN([.J198];[.M198];[.P198];[.T198];[.W198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8]*[.AC198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0]=&quot;Power board&quot;;[.B200]*2;[.B200])" office:value-type="float" office:value="2" calcext:value-type="float">
            <text:p>2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0]&lt;&gt;&quot;&quot;;&quot;&quot;;[.G200])" office:value-type="float" office:value="2" calcext:value-type="float">
            <text:p>2</text:p>
          </table:table-cell>
          <table:table-cell table:style-name="ce144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1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3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0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2]=&quot;Power board&quot;;[.B202]*2;[.B202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" calcext:value-type="float">
            <text:p>2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1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4" table:formula="of:=[.G202]" office:value-type="float" office:value="2" calcext:value-type="float">
            <text:p>2</text:p>
          </table:table-cell>
          <table:table-cell table:style-name="ce164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3]=&quot;Power board&quot;;[.B203]*2;[.B203])" office:value-type="float" office:value="20" calcext:value-type="float">
            <text:p>2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4]=&quot;Power board&quot;;[.B204]*2;[.B20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5]=&quot;Power board&quot;;[.B205]*2;[.B20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3:.G205])" office:value-type="float" office:value="24" calcext:value-type="float">
            <text:p>24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6]&lt;&gt;&quot;&quot;;&quot;&quot;;[.G206])" office:value-type="float" office:value="24" calcext:value-type="float">
            <text:p>24</text:p>
          </table:table-cell>
          <table:table-cell table:style-name="ce144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1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4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8]=&quot;Power board&quot;;[.B208]*2;[.B208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8]&lt;&gt;&quot;&quot;;&quot;&quot;;[.G208])" office:value-type="float" office:value="4" calcext:value-type="float">
            <text:p>4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113" calcext:value-type="currency">
            <text:p>0,113 €</text:p>
          </table:table-cell>
          <table:table-cell table:style-name="ce144" table:formula="of:=[.G208]" office:value-type="float" office:value="4" calcext:value-type="float">
            <text:p>4</text:p>
          </table:table-cell>
          <table:table-cell table:style-name="ce164" table:formula="of:=[.AB208]*[.AC208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9:.G210])" office:value-type="float" office:value="21" calcext:value-type="float">
            <text:p>21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21" calcext:value-type="float">
            <text:p>21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0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4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6" calcext:value-type="float">
            <text:p>6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51" table:formula="of:=IF([.G214]&lt;&gt;&quot;&quot;;MIN([.J214];[.M214];[.P214];[.T214];[.W21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4]*[.AC21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3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0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6]&lt;&gt;&quot;&quot;;&quot;&quot;;[.G216])" office:value-type="float" office:value="4" calcext:value-type="float">
            <text:p>4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1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0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6" calcext:value-type="float">
            <text:p>16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2:.G223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13" calcext:value-type="float">
            <text:p>13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6]=&quot;Power board&quot;;[.B226]*2;[.B22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6" calcext:value-type="float">
            <text:p>6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2" calcext:value-type="float">
            <text:p>2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1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32]=&quot;Power board&quot;;[.B232]*2;[.B2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6" calcext:value-type="float">
            <text:p>6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6:.G237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8]&lt;&gt;&quot;&quot;;&quot;&quot;;[.G238])" office:value-type="float" office:value="8" calcext:value-type="float">
            <text:p>8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1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40]&lt;&gt;&quot;&quot;;&quot;&quot;;[.G240])" office:value-type="float" office:value="4" calcext:value-type="float">
            <text:p>4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1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0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3]*[.AC243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string" calcext:value-type="string">
            <text:p>1892932</text:p>
          </table:table-cell>
          <table:table-cell table:style-name="ce64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0.2NACT-ND</text:p>
          </table:table-cell>
          <table:table-cell table:style-name="ce93" office:value-type="float" office:value="0.53" calcext:value-type="float">
            <text:p>0,5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56-LCS1206-R20FT3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21-5892</text:p>
          </table:table-cell>
          <table:table-cell table:style-name="ce86" office:value-type="string" calcext:value-type="string">
            <text:p>ERJ8BSFR20V</text:p>
          </table:table-cell>
          <table:table-cell table:style-name="ce93" office:value-type="float" office:value="0.272" calcext:value-type="float">
            <text:p>0,27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CS1210S2-0R2-1% </text:p>
          </table:table-cell>
          <table:table-cell table:style-name="ce125" office:value-type="float" office:value="0.11775" calcext:value-type="float">
            <text:p>0,11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4]&lt;&gt;&quot;&quot;;&quot;&quot;;[.G244])" office:value-type="float" office:value="2" calcext:value-type="float">
            <text:p>2</text:p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11775" calcext:value-type="currency">
            <text:p>0,11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4]*[.AC244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5]*[.AC245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1" table:formula="of:=IF([.G246]&lt;&gt;&quot;&quot;;MIN([.J246];[.M246];[.P246];[.T246];[.W246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6]*[.AC24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7]" office:value-type="float" office:value="1" calcext:value-type="float">
            <text:p>1</text:p>
          </table:table-cell>
          <table:table-cell table:formula="of:=IF([.Y247]&lt;&gt;&quot;&quot;;&quot;&quot;;[.G247])">
            <text:p/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0" table:formula="of:=IF([.G247]&lt;&gt;&quot;&quot;;MIN([.J247];[.M247];[.P247];[.T247];[.W247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7]*[.AC247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 table:formula="of:=IF([.Y248]&lt;&gt;&quot;&quot;;&quot;&quot;;[.G248])">
            <text:p/>
          </table:table-cell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RS" calcext:value-type="string">
            <text:p>RS</text:p>
          </table:table-cell>
          <table:table-cell table:style-name="ce151" table:formula="of:=IF([.G248]&lt;&gt;&quot;&quot;;MIN([.J248];[.M248];[.P248];[.T248];[.W248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3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9]" office:value-type="float" office:value="1" calcext:value-type="float">
            <text:p>1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Digikey" calcext:value-type="string">
            <text:p>Digikey</text:p>
          </table:table-cell>
          <table:table-cell table:style-name="ce150" table:formula="of:=IF([.G249]&lt;&gt;&quot;&quot;;MIN([.J249];[.M249];[.P249];[.T249];[.W249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9]*[.AC249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50]&lt;&gt;&quot;&quot;;&quot;&quot;;[.G250])" office:value-type="float" office:value="1" calcext:value-type="float">
            <text:p>1</text:p>
          </table:table-cell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Digikey" calcext:value-type="string">
            <text:p>Digikey</text:p>
          </table:table-cell>
          <table:table-cell table:style-name="ce151" table:formula="of:=IF([.G250]&lt;&gt;&quot;&quot;;MIN([.J250];[.M250];[.P250];[.T250];[.W250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0]*[.AC250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1]" office:value-type="float" office:value="1" calcext:value-type="float">
            <text:p>1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50" table:formula="of:=IF([.G251]&lt;&gt;&quot;&quot;;MIN([.J251];[.M251];[.P251];[.T251];[.W251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1]*[.AC251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2]" office:value-type="float" office:value="2" calcext:value-type="float">
            <text:p>2</text:p>
          </table:table-cell>
          <table:table-cell table:style-name="ce101"/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51" table:formula="of:=IF([.G252]&lt;&gt;&quot;&quot;;MIN([.J252];[.M252];[.P252];[.T252];[.W252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2]*[.AC252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3]" office:value-type="float" office:value="2" calcext:value-type="float">
            <text:p>2</text:p>
          </table:table-cell>
          <table:table-cell/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RS" calcext:value-type="string">
            <text:p>RS</text:p>
          </table:table-cell>
          <table:table-cell table:style-name="ce150" table:formula="of:=IF([.G253]&lt;&gt;&quot;&quot;;MIN([.J253];[.M253];[.P253];[.T253];[.W253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3]*[.AC253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1" table:formula="of:=IF([.G254]&lt;&gt;&quot;&quot;;MIN([.J254];[.M254];[.P254];[.T254];[.W254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4]*[.AC254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5]*[.AC255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6]" office:value-type="float" office:value="4" calcext:value-type="float">
            <text:p>4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56" calcext:value-type="currency">
            <text:p>0,560 €</text:p>
          </table:table-cell>
          <table:table-cell table:style-name="ce144" table:formula="of:=[.G256]" office:value-type="float" office:value="4" calcext:value-type="float">
            <text:p>4</text:p>
          </table:table-cell>
          <table:table-cell table:style-name="ce164" table:formula="of:=[.AB256]*[.AC2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Mouser" calcext:value-type="string">
            <text:p>Mouser</text:p>
          </table:table-cell>
          <table:table-cell table:style-name="ce150" table:formula="of:=IF([.G257]&lt;&gt;&quot;&quot;;MIN([.J257];[.M257];[.P257];[.T257];[.W257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7]*[.AC257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8]" office:value-type="float" office:value="1" calcext:value-type="float">
            <text:p>1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1" table:formula="of:=IF([.G258]&lt;&gt;&quot;&quot;;MIN([.J258];[.M258];[.P258];[.T258];[.W258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8]*[.AC25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/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0"/>
          <table:table-cell table:style-name="ce110" office:value-type="string" calcext:value-type="string">
            <text:p>828-1673</text:p>
          </table:table-cell>
          <table:table-cell table:style-name="ce110" office:value-type="string" calcext:value-type="string">
            <text:p>61300811021</text:p>
          </table:table-cell>
          <table:table-cell table:style-name="ce92" office:value-type="float" office:value="0.759" calcext:value-type="float">
            <text:p>0,759</text:p>
          </table:table-cell>
          <table:table-cell table:style-name="ce100" office:value-type="float" office:value="5" calcext:value-type="float">
            <text:p>5</text:p>
          </table:table-cell>
          <table:table-cell table:style-name="ce122"/>
          <table:table-cell table:style-name="ce66"/>
          <table:table-cell table:style-name="ce100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3" table:formula="of:=IF([.AB259]=[.J259];&quot;Farnell&quot;; IF([.AB259]=[.M259]; &quot;Digikey&quot;; IF([.AB259]=[.P259]; &quot;Mouser&quot;; IF([.AB259]=[.T259]; &quot;RS&quot;; IF([.AB259]=[.W259]; &quot;TME&quot;)))))" office:value-type="string" office:string-value="Digikey" calcext:value-type="string">
            <text:p>Digikey</text:p>
          </table:table-cell>
          <table:table-cell table:style-name="ce150" table:formula="of:=IF([.G259]&lt;&gt;&quot;&quot;;MIN([.J259];[.M259];[.P259];[.T259];[.W259]);&quot;&quot;)" office:value-type="currency" office:currency="EUR" office:value="0.23" calcext:value-type="currency">
            <text:p>0,230 €</text:p>
          </table:table-cell>
          <table:table-cell table:style-name="ce143" table:formula="of:=[.G259]" office:value-type="float" office:value="1" calcext:value-type="float">
            <text:p>1</text:p>
          </table:table-cell>
          <table:table-cell table:style-name="ce164" table:formula="of:=[.AB259]*[.AC259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0]=&quot;Power board&quot;;[.B260]*2;[.B260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0]*[.AC260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Farnell" calcext:value-type="string">
            <text:p>Farnell</text:p>
          </table:table-cell>
          <table:table-cell table:style-name="ce150" table:formula="of:=IF([.G261]&lt;&gt;&quot;&quot;;MIN([.J261];[.M261];[.P261];[.T261];[.W261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1]*[.AC261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2:.G263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4]" office:value-type="float" office:value="2" calcext:value-type="float">
            <text:p>2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4]*[.AC264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5]&lt;&gt;&quot;&quot;;MIN([.J265];[.M265];[.P265];[.T265];[.W265])*[.G265]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6]" office:value-type="float" office:value="1" calcext:value-type="float">
            <text:p>1</text:p>
          </table:table-cell>
          <table:table-cell table:style-name="ce101" table:formula="of:=IF([.Y266]&lt;&gt;&quot;&quot;;&quot;&quot;;[.G266])">
            <text:p/>
          </table:table-cell>
          <table:table-cell table:style-name="ce144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1" table:formula="of:=IF([.G266]&lt;&gt;&quot;&quot;;MIN([.J266];[.M266];[.P266];[.T266];[.W266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6]*[.AC266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7]*[.AC267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125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8]" office:value-type="float" office:value="1" calcext:value-type="float">
            <text:p>1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9:.G270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71]" office:value-type="float" office:value="6" calcext:value-type="float">
            <text:p>6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1]*[.AC27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73]" office:value-type="float" office:value="1" calcext:value-type="float">
            <text:p>1</text:p>
          </table:table-cell>
          <table:table-cell/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03722" calcext:value-type="currency">
            <text:p>0,037 €</text:p>
          </table:table-cell>
          <table:table-cell table:style-name="ce143" table:formula="of:=[.G273]" office:value-type="float" office:value="1" calcext:value-type="float">
            <text:p>1</text:p>
          </table:table-cell>
          <table:table-cell table:style-name="ce164" table:formula="of:=[.AB273]*[.AC273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51" table:formula="of:=IF([.G274]&lt;&gt;&quot;&quot;;MIN([.J274];[.M274];[.P274];[.T274];[.W274]);&quot;&quot;)" office:value-type="currency" office:currency="EUR" office:value="1.58" calcext:value-type="currency">
            <text:p>1,580 €</text:p>
          </table:table-cell>
          <table:table-cell table:style-name="ce144" table:formula="of:=[.G274]" office:value-type="float" office:value="1" calcext:value-type="float">
            <text:p>1</text:p>
          </table:table-cell>
          <table:table-cell table:style-name="ce164" table:formula="of:=[.AB274]*[.AC274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5]"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0" table:formula="of:=IF([.G275]&lt;&gt;&quot;&quot;;MIN([.J275];[.M275];[.P275];[.T275];[.W275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5]*[.AC275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6]" office:value-type="float" office:value="1" calcext:value-type="float">
            <text:p>1</text:p>
          </table:table-cell>
          <table:table-cell table:style-name="ce101" table:formula="of:=IF([.Y276]&lt;&gt;&quot;&quot;;&quot;&quot;;[.G276])">
            <text:p/>
          </table:table-cell>
          <table:table-cell table:style-name="ce144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1" table:formula="of:=IF([.G276]&lt;&gt;&quot;&quot;;MIN([.J276];[.M276];[.P276];[.T276];[.W276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6]*[.AC27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7]&lt;&gt;&quot;&quot;;&quot;&quot;;[.G277])" office:value-type="float" office:value="1" calcext:value-type="float">
            <text:p>1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RS" calcext:value-type="string">
            <text:p>RS</text:p>
          </table:table-cell>
          <table:table-cell table:style-name="ce150" table:formula="of:=IF([.G277]&lt;&gt;&quot;&quot;;MIN([.J277];[.M277];[.P277];[.T277];[.W277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7]*[.AC27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8]=&quot;Power board&quot;;[.B278]*2;[.B278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8]&lt;&gt;&quot;&quot;;&quot;&quot;;[.G278])" office:value-type="float" office:value="2" calcext:value-type="float">
            <text:p>2</text:p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1" table:formula="of:=IF([.G278]&lt;&gt;&quot;&quot;;MIN([.J278];[.M278];[.P278];[.T278];[.W278]);&quot;&quot;)" office:value-type="currency" office:currency="EUR" office:value="0.073" calcext:value-type="currency">
            <text:p>0,073 €</text:p>
          </table:table-cell>
          <table:table-cell table:style-name="ce144" table:formula="of:=[.G278]" office:value-type="float" office:value="2" calcext:value-type="float">
            <text:p>2</text:p>
          </table:table-cell>
          <table:table-cell table:style-name="ce164" table:formula="of:=[.AB278]*[.AC278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9:.G280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1]&lt;&gt;&quot;&quot;;&quot;&quot;;[.G281])" office:value-type="float" office:value="6" calcext:value-type="float">
            <text:p>6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Farnell" calcext:value-type="string">
            <text:p>Farnell</text:p>
          </table:table-cell>
          <table:table-cell table:style-name="ce150" table:formula="of:=IF([.G279]&lt;&gt;&quot;&quot;;MIN([.J281];[.M281];[.P281];[.T281];[.W281]);&quot;&quot;)" office:value-type="currency" office:currency="EUR" office:value="0.07" calcext:value-type="currency">
            <text:p>0,070 €</text:p>
          </table:table-cell>
          <table:table-cell table:style-name="ce143" table:formula="of:=[.G281]" office:value-type="float" office:value="6" calcext:value-type="float">
            <text:p>6</text:p>
          </table:table-cell>
          <table:table-cell table:style-name="ce164" table:formula="of:=[.AB281]*[.AC281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1" calcext:value-type="float">
            <text:p>1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83]*[.AC283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4]&lt;&gt;&quot;&quot;;&quot;&quot;;[.G284])" office:value-type="float" office:value="2" calcext:value-type="float">
            <text:p>2</text:p>
          </table:table-cell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1" table:formula="of:=IF([.G284]&lt;&gt;&quot;&quot;;MIN([.J284];[.M284];[.P284];[.T284];[.W284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4]*[.AC284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3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0" table:formula="of:=IF([.G285]&lt;&gt;&quot;&quot;;MIN([.J285];[.M285];[.P285];[.T285];[.W285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5]*[.AC285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6]&lt;&gt;&quot;&quot;;&quot;&quot;;[.G286])" office:value-type="float" office:value="2" calcext:value-type="float">
            <text:p>2</text:p>
          </table:table-cell>
          <table:table-cell table:style-name="ce144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1" table:formula="of:=IF([.G286]&lt;&gt;&quot;&quot;;MIN([.J286];[.M286];[.P286];[.T286];[.W286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6]*[.AC286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7]" office:value-type="float" office:value="2" calcext:value-type="float">
            <text:p>2</text:p>
          </table:table-cell>
          <table:table-cell/>
          <table:table-cell table:style-name="ce143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50" table:formula="of:=IF([.G287]&lt;&gt;&quot;&quot;;MIN([.J287];[.M287];[.P287];[.T287];[.W287]);&quot;&quot;)" office:value-type="currency" office:currency="EUR" office:value="0.256" calcext:value-type="currency">
            <text:p>0,256 €</text:p>
          </table:table-cell>
          <table:table-cell table:style-name="ce143" table:formula="of:=[.G287]" office:value-type="float" office:value="2" calcext:value-type="float">
            <text:p>2</text:p>
          </table:table-cell>
          <table:table-cell table:style-name="ce164" table:formula="of:=[.AB287]*[.AC287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7])" office:value-type="float" office:value="57" calcext:value-type="float">
            <text:p>57</text:p>
          </table:table-cell>
          <table:table-cell table:style-name="ce136" table:formula="of:=SUM([.Z3:.Z287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7])" office:value-type="currency" office:currency="EUR" office:value="199.32419" calcext:value-type="currency">
            <text:p>199,3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2]&lt;&gt;&quot;&quot;;&quot;&quot;;[.G29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6]&lt;&gt;&quot;&quot;;&quot;&quot;;[.G29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0]&lt;&gt;&quot;&quot;;&quot;&quot;;[.G300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4]&lt;&gt;&quot;&quot;;&quot;&quot;;[.G30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6]=&quot;Power board&quot;;[.B306]*2;[.B30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6]=&quot;Power board&quot;;[.B316]*2;[.B316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6]&lt;&gt;&quot;&quot;;&quot;&quot;;[.G316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7]=&quot;Power board&quot;;[.B317]*2;[.B31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8]=&quot;Power board&quot;;[.B318]*2;[.B31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18]&lt;&gt;&quot;&quot;;&quot;&quot;;[.G318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9]=&quot;Power board&quot;;[.B319]*2;[.B31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19]&lt;&gt;&quot;&quot;;&quot;&quot;;[.G319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0]=&quot;Power board&quot;;[.B320]*2;[.B32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0]&lt;&gt;&quot;&quot;;&quot;&quot;;[.G320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1]=&quot;Power board&quot;;[.B321]*2;[.B321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1]&lt;&gt;&quot;&quot;;&quot;&quot;;[.G321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3" calcext:value-type="float">
            <text:p>1</text:p>
          </table:table-cell>
          <table:table-cell table:style-name="ce164" table:formula="of:=[.AB441]*[.AC441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3" calcext:value-type="float">
            <text:p>1</text:p>
          </table:table-cell>
          <table:table-cell table:style-name="ce164" table:formula="of:=[.AB445]*[.AC445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77" calcext:value-type="float">
            <text:p>2</text:p>
          </table:table-cell>
          <table:table-cell table:style-name="ce164" table:formula="of:=[.AB454]*[.AC454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8]+[.AD341]+[.AD393]+[.AD459]" office:value-type="currency" office:currency="EUR" office:value="285.15203" calcext:value-type="currency">
            <text:p>285,15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6.15203" calcext:value-type="currency">
            <text:p>406,15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.00.0000</text:date>, <text:time style:data-style-name="N2" text:time-value="13:33:31.292352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2-2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21T13:33:56.727564715</dc:date>
    <meta:editing-cycles>1664</meta:editing-cycles>
    <meta:editing-duration>P11DT23H14M31S</meta:editing-duration>
    <meta:generator>LibreOffice/5.2.3.3$Linux_X86_64 LibreOffice_project/d54a8868f08a7b39642414cf2c8ef2f228f780cf</meta:generator>
    <meta:document-statistic meta:table-count="1" meta:cell-count="62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